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2" style:family="table">
      <style:table-properties style:width="4.3833in" fo:margin-left="0.0104in" fo:margin-right="3.1167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042in" style:rel-column-width="9032*"/>
    </style:style>
    <style:style style:name="Table2.B" style:family="table-column">
      <style:table-column-properties style:column-width="0.7917in" style:rel-column-width="11836*"/>
    </style:style>
    <style:style style:name="Table2.C" style:family="table-column">
      <style:table-column-properties style:column-width="1.5in" style:rel-column-width="22426*"/>
    </style:style>
    <style:style style:name="Table2.D" style:family="table-column">
      <style:table-column-properties style:column-width="1.4875in" style:rel-column-width="22241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 new roman"/>
    </style:style>
    <style:style style:name="P9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text-align="justify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5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40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1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42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3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4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5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6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7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8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50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1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52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3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4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5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6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7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8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9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60" style:family="paragraph" style:parent-style-name="Heading_20_3">
      <style:paragraph-properties fo:text-align="justify" style:justify-single-word="false"/>
      <style:text-properties style:font-name="Times new roman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62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3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4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5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6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79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0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1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2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3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4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5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7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88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89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0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1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2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3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5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6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97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98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9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1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c9211e" loext:opacity="100%"/>
    </style:style>
    <style:style style:name="T15" style:family="text">
      <style:text-properties fo:font-size="18pt" style:font-size-asian="18pt" style:font-name-complex="Times New Roman1" style:font-size-complex="14pt"/>
    </style:style>
    <style:style style:name="T16" style:family="text">
      <style:text-properties fo:font-size="18pt" fo:language="en" fo:country="US" style:font-size-asian="18pt" style:font-name-complex="Times New Roman1" style:font-size-complex="14pt"/>
    </style:style>
    <style:style style:name="T17" style:family="text">
      <style:text-properties style:font-name-complex="Times New Roman1"/>
    </style:style>
    <style:style style:name="T18" style:family="text">
      <style:text-properties fo:font-size="14pt" style:font-size-asian="14pt" style:font-name-complex="Times New Roman1"/>
    </style:style>
    <style:style style:name="T19" style:family="text">
      <style:text-properties fo:font-size="14pt" style:font-size-asian="14pt" style:font-name-complex="Times New Roman1" style:font-size-complex="14pt"/>
    </style:style>
    <style:style style:name="T20" style:family="text">
      <style:text-properties fo:font-size="14pt" fo:language="en" fo:country="US" style:font-size-asian="14pt" style:font-name-complex="Times New Roman1"/>
    </style:style>
    <style:style style:name="T21" style:family="text">
      <style:text-properties fo:font-size="14pt" fo:language="en" fo:country="US" style:font-size-asian="14pt" style:font-name-complex="Times New Roman1" style:font-size-complex="14pt"/>
    </style:style>
    <style:style style:name="T22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23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4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5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План развития.</text:p>
      <text:p text:style-name="P18"><text:span text:style-name="T15">Процессорное устройство </text:span><text:span text:style-name="T16">SMP</text:span><text:span text:style-name="T15">(</text:span><text:span text:style-name="T16">Simple</text:span><text:span text:style-name="T15"> </text:span><text:span text:style-name="T16">MultiProcessor</text:span><text:span text:style-name="T15">).</text:span></text:p>
      <text:list xml:id="list7646195593567820576" text:style-name="WWNum4">
        <text:list-item>
          <text:p text:style-name="P63"><text:span text:style-name="T15">Модель многоядерного процессора.(</text:span><text:span text:style-name="T16">Verilog</text:span><text:span text:style-name="T15">/</text:span><text:span text:style-name="T16">System</text:span><text:span text:style-name="T15"> </text:span><text:span text:style-name="T16">Verilog</text:span><text:span text:style-name="T15">)</text:span></text:p>
        </text:list-item>
        <text:list-item>
          <text:p text:style-name="P63"><text:span text:style-name="T15">Ассемблер. (</text:span><text:span text:style-name="T16">C</text:span><text:span text:style-name="T15">++)</text:span></text:p>
        </text:list-item>
        <text:list-item>
          <text:p text:style-name="P78">Компилятор с языка высокого уровня. (С++)</text:p>
        </text:list-item>
        <text:list-item>
          <text:p text:style-name="P78">Эмулятор. (С++)</text:p>
        </text:list-item>
      </text:list>
      <text:list xml:id="list9048888022288260867" text:style-name="WWNum19">
        <text:list-item>
          <text:p text:style-name="P94">(В скобках указаны технологии реализации)</text:p>
        </text:list-item>
      </text:list>
      <text:h text:style-name="P8" text:outline-level="1"><text:span text:style-name="T6">Verilog</text:span><text:span text:style-name="T17">-модель многоядерного процессора</text:span><text:bookmark text:name="_GoBack"/><text:span text:style-name="T17">.</text:span></text:h>
      <text:p text:style-name="P20"><text:tab/></text:p>
      <text:p text:style-name="P33">Этапы разработки</text:p>
      <text:list xml:id="list5366311689934381282" text:style-name="WWNum6">
        <text:list-item>
          <text:p text:style-name="P64"><text:span text:style-name="T19">Разработка </text:span><text:span text:style-name="T21">ISA.</text:span></text:p>
        </text:list-item>
        <text:list-item>
          <text:p text:style-name="P79">Разработка Микроархитектуры вычислительного ядра.</text:p>
        </text:list-item>
        <text:list-item>
          <text:p text:style-name="P79">Разработка Модели взаимодействия ядер между собой и памятью.</text:p>
        </text:list-item>
        <text:list-item>
          <text:p text:style-name="P64"><text:span text:style-name="T19">Разработка и верификация </text:span><text:span text:style-name="T21">Verilog</text:span><text:span text:style-name="T19">-модели.</text:span></text:p>
        </text:list-item>
      </text:list>
      <text:h text:style-name="P9" text:outline-level="1">Ассемблер.</text:h>
      <text:p text:style-name="P20"/>
      <text:p text:style-name="P34"><text:span text:style-name="T19">Ассемблер для архитектуры </text:span><text:span text:style-name="T21">SMP</text:span><text:span text:style-name="T19">, предполагается реализовывать на ЯП </text:span><text:span text:style-name="T21">C</text:span><text:span text:style-name="T19">++. Ассемблирование должно происходить в 2 этапа:</text:span></text:p>
      <text:list xml:id="list5716095019113381699" text:style-name="WWNum11">
        <text:list-item>
          <text:p text:style-name="P80">Препроцессинг</text:p>
          <text:list>
            <text:list-item>
              <text:p text:style-name="P65"><text:span text:style-name="T19">Разрешение директив</text:span><text:span text:style-name="T21"> #define</text:span><text:span text:style-name="T19">.</text:span></text:p>
            </text:list-item>
            <text:list-item>
              <text:p text:style-name="P65"><text:span text:style-name="T19">Подстановка файлов из директив #</text:span><text:span text:style-name="T21">include</text:span><text:span text:style-name="T19">.</text:span></text:p>
            </text:list-item>
            <text:list-item>
              <text:p text:style-name="P80">Замена всех меток на непосредственные адреса.</text:p>
            </text:list-item>
          </text:list>
        </text:list-item>
        <text:list-item>
          <text:p text:style-name="P80">Кодогенерация</text:p>
          <text:list>
            <text:list-item>
              <text:p text:style-name="P80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9" text:outline-level="1"><text:soft-page-break/>Компилятор</text:h>
      <text:p text:style-name="P20"/>
      <text:p text:style-name="P34"><text:span text:style-name="T19">Компилятор должен переводить код с языка высокого уровня на язык ассемблера </text:span><text:span text:style-name="T21">SMP</text:span><text:span text:style-name="T19">. (</text:span><text:span text:style-name="T21">Pascal</text:span><text:span text:style-name="T19">, </text:span><text:span text:style-name="T21">Oberon</text:span><text:span text:style-name="T19">, </text:span><text:span text:style-name="T21">Python</text:span><text:span text:style-name="T19">).</text:span></text:p>
      <text:p text:style-name="P33"/>
      <text:h text:style-name="P8" text:outline-level="1"><text:span text:style-name="T6">ISA</text:span><text:span text:style-name="T17">.</text:span></text:h>
      <text:p text:style-name="P20"/>
      <text:p text:style-name="P34"><text:span text:style-name="T21">ISA</text:span><text:span text:style-name="T19"> </text:span><text:span text:style-name="T21">SMP</text:span><text:span text:style-name="T19"> должна базироваться на </text:span><text:span text:style-name="T21">ARM</text:span><text:span text:style-name="T19">|</text:span><text:span text:style-name="T21">MIPS</text:span><text:span text:style-name="T19">. Но она должна содержать специальные команды для управлением </text:span><text:span text:style-name="T21">L</text:span><text:span text:style-name="T19">1</text:span><text:span text:style-name="T21">C</text:span><text:span text:style-name="T19">$, </text:span><text:span text:style-name="T21">L</text:span><text:span text:style-name="T19">1</text:span><text:span text:style-name="T21">D</text:span><text:span text:style-name="T19">$, а также для взаимодействия ядер.</text:span></text:p>
      <text:p text:style-name="P34"><text:span text:style-name="T19">Адресация памяти: по 2</text:span><text:span text:style-name="T21">xC</text:span><text:span text:style-name="T19">ловам (64 бита).</text:span></text:p>
      <text:p text:style-name="P20"/>
      <text:h text:style-name="P13" text:outline-level="2">Регистры</text:h>
      <text:p text:style-name="P33"/>
      <text:p text:style-name="P33">Набор регистров:</text:p>
      <text:p text:style-name="P33">Регистры общего назначения:</text:p>
      <text:p text:style-name="P34"><text:span text:style-name="T21">R</text:span><text:span text:style-name="T19">0 – </text:span><text:span text:style-name="T21">R</text:span><text:span text:style-name="T19">63 ; 64х разрядные регистры общего назначения.</text:span></text:p>
      <text:p text:style-name="P35">Регистр R0 — всегда равен 0, запись в него возможна, но она не меняет <text:tab/>состояние этого регистра.</text:p>
      <text:p text:style-name="P34"><text:span text:style-name="T21">PC</text:span><text:span text:style-name="T19">; Указатель текущей инструкции</text:span></text:p>
      <text:p text:style-name="P34"><text:span text:style-name="T21">FLR</text:span><text:span text:style-name="T19"> ; 64х разрядный регистр флагов. </text:span></text:p>
      <text:p text:style-name="P39"><text:span text:style-name="T28">[0] – </text:span><text:span text:style-name="T29">Invalid</text:span><text:span text:style-name="T28"> </text:span><text:span text:style-name="T29">Value<text:tab/><text:tab/><text:tab/><text:tab/><text:tab/><text:tab/><text:tab/><text:tab/><text:tab/><text:tab/><text:tab/><text:tab/></text:span><text:span text:style-name="T28">[1] – </text:span><text:span text:style-name="T29">N</text:span><text:span text:style-name="T28"> – отрицательный результат<text:tab/><text:tab/><text:tab/><text:tab/><text:tab/><text:tab/><text:tab/><text:tab/><text:tab/>[2] – </text:span><text:span text:style-name="T29">Z</text:span><text:span text:style-name="T28"> – нулевой результат<text:tab/><text:tab/><text:tab/><text:tab/><text:tab/><text:tab/><text:tab/><text:tab/><text:tab/><text:tab/><text:tab/>[3] – </text:span><text:span text:style-name="T29">C</text:span><text:span text:style-name="T28"> – перенос<text:tab/><text:tab/><text:tab/><text:tab/><text:tab/><text:tab/><text:tab/><text:tab/><text:tab/><text:tab/><text:tab/><text:tab/>[4] – </text:span><text:span text:style-name="T29">V</text:span><text:span text:style-name="T28"> – переполнение<text:tab/><text:tab/><text:tab/><text:tab/><text:tab/><text:tab/><text:tab/><text:tab/><text:tab/><text:tab/><text:tab/>[5] – </text:span><text:span text:style-name="T29">Master</text:span><text:span text:style-name="T28"> </text:span><text:span text:style-name="T29">Core</text:span><text:span text:style-name="T28"> – исполнение на </text:span><text:span text:style-name="T29">Master</text:span><text:span text:style-name="T28"> </text:span><text:span text:style-name="T29">core</text:span><text:span text:style-name="T28">.<text:tab/><text:tab/><text:tab/><text:tab/><text:tab/><text:tab/><text:tab/></text:span><text:span text:style-name="T29">[6] – </text:span><text:span text:style-name="T28">Признак обработчика исключения<text:tab/><text:tab/><text:tab/><text:tab/><text:tab/><text:tab/><text:tab/><text:tab/><text:tab/></text:span><text:span text:style-name="T13">[7] — Флаг блокировки прерываний<text:tab/><text:tab/><text:tab/><text:tab/><text:tab/><text:tab/><text:tab/><text:tab/><text:tab/></text:span><text:span text:style-name="T28">[8-63] – </text:span><text:span text:style-name="T29">reserved</text:span></text:p>
      <text:p text:style-name="P34"><text:soft-page-break/><text:span text:style-name="T23">INR</text:span><text:span text:style-name="T19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4"><text:span text:style-name="T19">Существует команда (</text:span><text:span text:style-name="T21">INT</text:span><text:span text:style-name="T19">) установки программных прерываний, т.е инструкция устанавливает соответствующий бит в </text:span><text:span text:style-name="T21">INR</text:span><text:span text:style-name="T19">, а на следующем такте уже </text:span><text:span text:style-name="T19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21">R</text:span><text:span text:style-name="T19">1.</text:span></text:p>
      <text:p text:style-name="P34"><text:span text:style-name="T19">Адреса обработчиков хранятся в регистрах </text:span><text:span text:style-name="T21">IAD</text:span><text:span text:style-name="T19">0 – </text:span><text:span text:style-name="T21">IAD</text:span><text:span text:style-name="T19">63, это 56-битные регистры, доступные для записи специальной командой(</text:span><text:span text:style-name="T21">SIN</text:span><text:span text:style-name="T19">).</text:span></text:p>
      <text:p text:style-name="P33"/>
      <text:h text:style-name="P13" text:outline-level="2">Набор команд.</text:h>
      <text:p text:style-name="P20"/>
      <text:p text:style-name="P34"><text:span text:style-name="T19">Все инструкции имеют условное исполнение, в зависимости от флагов. Все арифметические команды могут влиять на флаги в регистре </text:span><text:span text:style-name="T21">FLR</text:span><text:span text:style-name="T19">. Инструкции, так-же имеют возможность не влиять на регистр флагов. </text:span><text:span text:style-name="T21">SIMD </text:span><text:span text:style-name="T19">инструкции на регистр флагов не влияют.</text:span></text:p>
      <text:list xml:id="list1328642616" text:continue-list="list9048888022288260867" text:style-name="WWNum19">
        <text:list-header>
          <text:p text:style-name="P95"><text:span text:style-name="T19">1<text:tab/></text:span><text:span text:style-name="T19">Арифметические команды: </text:span><text:span text:style-name="T21">sizeof</text:span><text:span text:style-name="T19">(</text:span><text:span text:style-name="T21">imm</text:span><text:span text:style-name="T19">) = 32бит.</text:span></text:p>
          <text:list>
            <text:list-item>
              <text:p text:style-name="P66"><text:span text:style-name="T19"><text:s/><text:tab/></text:span><text:span text:style-name="T21">AND<text:tab/><text:tab/>Rd, Rn, Rm/imm</text:span></text:p>
            </text:list-item>
            <text:list-item>
              <text:p text:style-name="P66"><text:span text:style-name="T21"><text:s/><text:tab/>EOR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6"><text:span text:style-name="T19"><text:s/><text:tab/></text:span><text:span text:style-name="T21">ORR</text:span><text:span text:style-name="T19">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/text:p>
            </text:list-item>
            <text:list-item>
              <text:p text:style-name="P66"><text:span text:style-name="T19"><text:s/><text:tab/></text:span><text:span text:style-name="T21">TST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6"><text:span text:style-name="T19"><text:s/><text:tab/></text:span><text:span text:style-name="T21">TEQ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6"><text:span text:style-name="T19"><text:s/><text:tab/></text:span><text:span text:style-name="T21">CMP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Всегда влияет </text:span><text:span text:style-name="T21">FLR</text:span></text:p>
            </text:list-item>
            <text:list-item>
              <text:p text:style-name="P66"><text:span text:style-name="T19"><text:s/><text:tab/></text:span><text:span text:style-name="T21">CMN <text:tab/>Rd, Rn, Rm/imm – Всегда влияет FLR</text:span></text:p>
            </text:list-item>
            <text:list-item>
              <text:p text:style-name="P66"><text:span text:style-name="T21"><text:s/><text:tab/>ADD </text:span><text:span text:style-name="T19"><text:tab/></text:span><text:span text:style-name="T21"><text:tab/>Rd, Rn, Rm/imm</text:span></text:p>
            </text:list-item>
            <text:list-item>
              <text:p text:style-name="P86"><text:s/><text:tab/>SUB <text:tab/><text:tab/>Rd, Rn, Rm/imm</text:p>
            </text:list-item>
            <text:list-item>
              <text:p text:style-name="P86">ADC<text:tab/><text:tab/>Rd, Rn, Rm/imm</text:p>
            </text:list-item>
            <text:list-item>
              <text:p text:style-name="P66"><text:span text:style-name="T21">RSB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с переносом</text:span></text:p>
            </text:list-item>
            <text:list-item>
              <text:p text:style-name="P66"><text:span text:style-name="T21">SBC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- инвертированное вычитание </text:span></text:p>
            </text:list-item>
            <text:list-item>
              <text:p text:style-name="P66"><text:span text:style-name="T21">MVN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– поразрядное НЕ</text:span></text:p>
            </text:list-item>
            <text:list-item>
              <text:p text:style-name="P86"><text:soft-page-break/>LSL <text:tab/><text:tab/>Rd, Rn, Rm/imm</text:p>
            </text:list-item>
            <text:list-item>
              <text:p text:style-name="P86">LSR <text:tab/><text:tab/>Rd, Rn, Rm/imm</text:p>
            </text:list-item>
            <text:list-item>
              <text:p text:style-name="P86">ASR <text:tab/><text:tab/>Rd, Rn, Rm/imm</text:p>
            </text:list-item>
            <text:list-item>
              <text:p text:style-name="P86">RRX<text:tab/><text:tab/>Rd, Rn, Rm/imm</text:p>
            </text:list-item>
            <text:list-item>
              <text:p text:style-name="P86">ROR <text:tab/><text:tab/>Rd, Rn, Rm/imm</text:p>
            </text:list-item>
            <text:list-item>
              <text:p text:style-name="P66"><text:span text:style-name="T21">BSWP</text:span><text:span text:style-name="T19"> <text:tab/></text:span><text:span text:style-name="T21">Rd</text:span><text:span text:style-name="T19"><text:tab/>;Изменение порядка байт в двойном слове из </text:span><text:span text:style-name="T21">Rd</text:span><text:span text:style-name="T19">, на противоположный; </text:span><text:span text:style-name="T19">Никогда </text:span><text:span text:style-name="T19">Н</text:span><text:span text:style-name="T19">Е</text:span><text:span text:style-name="T19"> влияет на регистр флагов.</text:span></text:p>
            </text:list-item>
            <text:list-item>
              <text:p text:style-name="P66"><text:span text:style-name="T21">SWR</text:span><text:span text:style-name="T19"> <text:tab/><text:tab/></text:span><text:span text:style-name="T21">Rd</text:span><text:span text:style-name="T19">, </text:span><text:span text:style-name="T21">Rn</text:span><text:span text:style-name="T19"><text:tab/>;Обмен значений регистров</text:span><text:span text:style-name="T19">; Никогда НЕ влияет на регистр флагов</text:span></text:p>
            </text:list-item>
          </text:list>
          <text:p text:style-name="P96"><text:span text:style-name="T1">SIMD </text:span><text:span text:style-name="T2">Инструкции.</text:span></text:p>
          <text:list text:continue-numbering="true">
            <text:list-item>
              <text:p text:style-name="P66"><text:span text:style-name="T21">U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байт.</text:span></text:p>
            </text:list-item>
            <text:list-item>
              <text:p text:style-name="P66"><text:span text:style-name="T21">U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полуслов.</text:span></text:p>
            </text:list-item>
            <text:list-item>
              <text:p text:style-name="P66"><text:span text:style-name="T21">U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Беззнаковое сложение упакованных слов.</text:span></text:p>
            </text:list-item>
            <text:list-item>
              <text:p text:style-name="P66"><text:span text:style-name="T21">SADDP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байт.</text:span></text:p>
            </text:list-item>
            <text:list-item>
              <text:p text:style-name="P66"><text:span text:style-name="T21">SADDP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полуслов.</text:span></text:p>
            </text:list-item>
            <text:list-item>
              <text:p text:style-name="P89"><text:span text:style-name="T21">SADDPW</text:span><text:span text:style-name="T19"> 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<text:tab/>;Знаковое сложение упакованных слов.</text:span></text:p>
            </text:list-item>
            <text:list-item>
              <text:p text:style-name="P66"><text:span text:style-name="T21">VU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6"><text:span text:style-name="T21">VU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Беззнаковое сложение упакованных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</text:list-item>
            <text:list-item>
              <text:p text:style-name="P66"><text:span text:style-name="T21">VSADDB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айт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8.</text:span></text:p>
            </text:list-item>
            <text:list-item>
              <text:p text:style-name="P66"><text:span text:style-name="T21">VSADDH</text:span><text:span text:style-name="T19"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m</text:span><text:span text:style-name="T19">2, </text:span><text:span text:style-name="T21">imm</text:span><text:span text:style-name="T19"> ;Знаковое сложение упакованных б полуслов, 128 битного числа {</text:span><text:span text:style-name="T21">Rd</text:span><text:span text:style-name="T19">, </text:span><text:span text:style-name="T21">Rn</text:span><text:span text:style-name="T19">} = {</text:span><text:span text:style-name="T21">Rm</text:span><text:span text:style-name="T19">, </text:span><text:span text:style-name="T21">Rm</text:span><text:span text:style-name="T19">2} + </text:span><text:span text:style-name="T21">imm</text:span><text:span text:style-name="T19">16.</text:span></text:p>
            </text:list-item>
          </text:list>
        </text:list-header>
        <text:list-item>
          <text:p text:style-name="P81">Команды умножения</text:p>
          <text:list>
            <text:list-item>
              <text:p text:style-name="P66"><text:span text:style-name="T19"><text:s/><text:tab/></text:span><text:span text:style-name="T21">MUL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/</text:span><text:span text:style-name="T21">imm</text:span><text:span text:style-name="T19"> ; беззнаковое умножение</text:span></text:p>
            </text:list-item>
            <text:list-item>
              <text:p text:style-name="P66"><text:span text:style-name="T19"><text:s/><text:tab/></text:span><text:span text:style-name="T21">MLA</text:span><text:span text:style-name="T19"> <text:tab/><text:tab/></text:span><text:span text:style-name="T21">Rd</text:span><text:span text:style-name="T19">, </text:span><text:span text:style-name="T21">Rn</text:span><text:span text:style-name="T19">, </text:span><text:span text:style-name="T21">Rm</text:span><text:span text:style-name="T19">, </text:span><text:span text:style-name="T21">Ra</text:span><text:span text:style-name="T19"> <text:tab/><text:tab/>;(</text:span><text:span text:style-name="T21">Rd</text:span><text:span text:style-name="T19"> &lt;- (</text:span><text:span text:style-name="T21">Rn</text:span><text:span text:style-name="T19"> * </text:span><text:span text:style-name="T21">Rm</text:span><text:span text:style-name="T19">) + </text:span><text:span text:style-name="T21">Ra</text:span><text:span text:style-name="T19">) беззнаковое умножение с накоплением.</text:span></text:p>
            </text:list-item>
            <text:list-item>
              <text:p text:style-name="P66"><text:soft-page-break/><text:span text:style-name="T19"><text:s/><text:tab/></text:span><text:span text:style-name="T21">UMULL <text:tab/>Rd, Rn, Rm, Ra <text:tab/>;({Rd,Ra} &lt;- (Rn * Rm))</text:span></text:p>
            </text:list-item>
            <text:list-item>
              <text:p text:style-name="P86"><text:s/><text:tab/>UMLAL <text:tab/>Rd, Rn, Rm, Ra<text:tab/>;({Rd,Ra} &lt;- (Rn * Rm) + {Rd,Ra})</text:p>
            </text:list-item>
            <text:list-item>
              <text:p text:style-name="P86"><text:s/><text:tab/>SMULL <text:tab/>Rd, Rn, Rm, Ra</text:p>
            </text:list-item>
            <text:list-item>
              <text:p text:style-name="P86"><text:s/><text:tab/>SMLAL <text:tab/>Rd, Rn, Rm, Ra</text:p>
            </text:list-item>
          </text:list>
        </text:list-item>
        <text:list-item>
          <text:p text:style-name="P66"><text:span text:style-name="T19">Команды</text:span><text:span text:style-name="T21"> </text:span><text:span text:style-name="T19">доступа</text:span><text:span text:style-name="T21"> </text:span><text:span text:style-name="T19">в</text:span><text:span text:style-name="T21"> </text:span><text:span text:style-name="T19">память</text:span></text:p>
          <text:list>
            <text:list-item>
              <text:p text:style-name="P86"><text:s/><text:tab/>STR <text:tab/><text:tab/>Rd, [Rn, Scale, Offset]; Rd -&gt; Mem[Rn*Scale +Offset]</text:p>
            </text:list-item>
            <text:list-item>
              <text:p text:style-name="P86"><text:s/><text:tab/>LDR <text:tab/><text:tab/>Rd, [Rn, Scale, Offset]; Rd &lt;- Mem[Rn*Scale +Offset]</text:p>
            </text:list-item>
            <text:list-item>
              <text:p text:style-name="P86"><text:s/><text:tab/>STRW <text:tab/>Rd, [Rn, Scale, Offset]; Rd -&gt; word Mem[Rn*Scale +Offset]</text:p>
            </text:list-item>
            <text:list-item>
              <text:p text:style-name="P86"><text:s/><text:tab/>SRTHW<text:tab/>Rd, [Rn, Scale, Offset]; Rd → half word Mem[Rn*Scale +Offset]</text:p>
            </text:list-item>
            <text:list-item>
              <text:p text:style-name="P86"><text:s/><text:tab/>LDRW <text:tab/>Rd, [Rn, Scale, Offset]; Rd &lt;- word Mem[Rn*Scale +Offset]</text:p>
            </text:list-item>
            <text:list-item>
              <text:p text:style-name="P86"><text:s/><text:tab/>LDRHW<text:tab/>Rd, [Rn, Scale, Offset]; Rd &lt;- half word Mem[Rn*Scale +Offset]</text:p>
            </text:list-item>
            <text:list-item>
              <text:p text:style-name="P86"><text:s/><text:tab/>STRB <text:tab/>Rd, [Rn, Scale, Offset]; Rd -&gt; byte Mem[Rn*Scale +Offset]</text:p>
            </text:list-item>
            <text:list-item>
              <text:p text:style-name="P86"><text:s/><text:tab/>LDRB <text:tab/>Rd, [Rn, Scale, Offset]; Rd &lt;- byte Mem[Rn*Scale +Offset]</text:p>
            </text:list-item>
          </text:list>
        </text:list-item>
        <text:list-item>
          <text:p text:style-name="P66"><text:span text:style-name="T19">Команды</text:span><text:span text:style-name="T21"> </text:span><text:span text:style-name="T19">перехода </text:span><text:span text:style-name="T21">(imm – </text:span><text:span text:style-name="T19">32</text:span><text:span text:style-name="T21"> </text:span><text:span text:style-name="T19">бит</text:span><text:span text:style-name="T21">)</text:span></text:p>
          <text:list>
            <text:list-item>
              <text:p text:style-name="P86"><text:s/><text:tab/>BL <text:tab/><text:tab/>label<text:tab/>;R0 &lt;- (PC + 8), PC &lt;- (PC + 8) + imm &lt;&lt; 8</text:p>
            </text:list-item>
            <text:list-item>
              <text:p text:style-name="P86"><text:s/><text:tab/>BO(i/r) <text:tab/><text:tab/>label/[Rd]<text:tab/>;PC &lt;- (PC + 8) + imm &lt;&lt; 8</text:p>
            </text:list-item>
            <text:list-item>
              <text:p text:style-name="P86"><text:tab/>B(i/r) <text:tab/><text:tab/>label/[Rd]<text:tab/>;PC &lt;- Rd/(imm &lt;&lt; 8)</text:p>
            </text:list-item>
            <text:list-item>
              <text:p text:style-name="P66"><text:span text:style-name="T21"><text:s/><text:tab/>RET</text:span><text:span text:style-name="T19"> <text:tab/><text:tab/>;Возврат из подпрограммы. </text:span><text:span text:style-name="T21">PC</text:span><text:span text:style-name="T19"> &lt;- </text:span><text:span text:style-name="T21">R</text:span><text:span text:style-name="T19">0<text:tab/></text:span></text:p>
            </text:list-item>
            <text:list-item>
              <text:p text:style-name="P66"><text:span text:style-name="T19"><text:s/><text:tab/></text:span><text:span text:style-name="T21">XRET</text:span><text:span text:style-name="T19"><text:tab/>;Возврат из обработчика прерываний. </text:span><text:span text:style-name="T21">PC</text:span><text:span text:style-name="T19"> &lt;- </text:span><text:span text:style-name="T21">R</text:span><text:span text:style-name="T19">1</text:span></text:p>
            </text:list-item>
          </text:list>
        </text:list-item>
        <text:list-item>
          <text:p text:style-name="P81">Специальные команды</text:p>
          <text:list>
            <text:list-item>
              <text:p text:style-name="P66"><text:span text:style-name="T19"><text:s/><text:tab/></text:span><text:span text:style-name="T21">INSY</text:span><text:span text:style-name="T19"> 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ожидается подтверждение приема.</text:span></text:p>
            </text:list-item>
            <text:list-item>
              <text:p text:style-name="P66"><text:span text:style-name="T19"><text:s/><text:tab/></text:span><text:span text:style-name="T21">IN</text:span><text:span text:style-name="T19"> <text:tab/><text:tab/></text:span><text:span text:style-name="T21">Rn, <text:s/></text:span><text:span text:style-name="T21">port</text:span><text:span text:style-name="T19"><text:tab/>;</text:span><text:span text:style-name="T21">port</text:span><text:span text:style-name="T19"> &lt;- </text:span><text:span text:style-name="T21">Rn</text:span><text:span text:style-name="T19">, В порт предается значение регистра, и не <text:s/>ждется подтверждение</text:span></text:p>
            </text:list-item>
            <text:list-item>
              <text:p text:style-name="P66"><text:span text:style-name="T19"><text:s/><text:tab/></text:span><text:span text:style-name="T21">OUTSY</text:span><text:span text:style-name="T19"> 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ожидается появление.</text:span></text:p>
            </text:list-item>
            <text:list-item>
              <text:p text:style-name="P66"><text:soft-page-break/><text:span text:style-name="T19"><text:s/><text:tab/></text:span><text:span text:style-name="T21">OUT</text:span><text:span text:style-name="T19"> <text:tab/><text:tab/></text:span><text:span text:style-name="T21">Rd</text:span><text:span text:style-name="T19">, </text:span><text:span text:style-name="T21">port</text:span><text:span text:style-name="T19"><text:tab/>;</text:span><text:span text:style-name="T21">Rd</text:span><text:span text:style-name="T19"> &lt;- </text:span><text:span text:style-name="T21">port</text:span><text:span text:style-name="T19">, Значение с порта считывается в регистр, если значения нет, то устанавливается флаг </text:span><text:span text:style-name="T21">Invalid</text:span><text:span text:style-name="T19"> </text:span><text:span text:style-name="T21">Value</text:span><text:span text:style-name="T19">.</text:span></text:p>
            </text:list-item>
            <text:list-item>
              <text:p text:style-name="P66"><text:span text:style-name="T19"><text:s/><text:tab/></text:span><text:span text:style-name="T21">SFL</text:span><text:span text:style-name="T19"> <text:tab/><text:tab/></text:span><text:span text:style-name="T21">Rd</text:span><text:span text:style-name="T19"><text:tab/>;Сохранить регистр флагов в </text:span><text:span text:style-name="T21">Rd</text:span></text:p>
            </text:list-item>
            <text:list-item>
              <text:p text:style-name="P66"><text:span text:style-name="T19"><text:s/><text:tab/></text:span><text:span text:style-name="T21">LFL</text:span><text:span text:style-name="T19"> <text:tab/><text:tab/></text:span><text:span text:style-name="T21">Rd</text:span><text:span text:style-name="T19"><text:tab/>;Загрузить регистр флагов из </text:span><text:span text:style-name="T21">Rd</text:span></text:p>
            </text:list-item>
            <text:list-item>
              <text:p text:style-name="P66"><text:span text:style-name="T19"><text:s/><text:tab/></text:span><text:span text:style-name="T21">SMF</text:span><text:span text:style-name="T19"> <text:tab/><text:tab/></text:span><text:span text:style-name="T21">Rn</text:span><text:span text:style-name="T19">, </text:span><text:span text:style-name="T21">Rm</text:span><text:span text:style-name="T19"><text:tab/>;Установить границы кадра памяти, доступного программе, Верхнее значение из </text:span><text:span text:style-name="T21">Rn</text:span><text:span text:style-name="T19">, нижнее из </text:span><text:span text:style-name="T21">Rm</text:span></text:p>
            </text:list-item>
            <text:list-item>
              <text:p text:style-name="P66"><text:span text:style-name="T19"><text:s/><text:tab/></text:span><text:span text:style-name="T21">SINT</text:span><text:span text:style-name="T19"> <text:tab/><text:tab/></text:span><text:span text:style-name="T21">Rn</text:span><text:span text:style-name="T19">, </text:span><text:span text:style-name="T21">Imm</text:span><text:span text:style-name="T19">; Установить адрес обработчика прерывания, номер прерывания – </text:span><text:span text:style-name="T21">imm</text:span><text:span text:style-name="T19">, адрес из </text:span><text:span text:style-name="T21">Rn</text:span></text:p>
            </text:list-item>
            <text:list-item>
              <text:p text:style-name="P66"><text:span text:style-name="T19"><text:s/><text:tab/></text:span><text:span text:style-name="T21">BINT</text:span><text:span text:style-name="T19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6"><text:span text:style-name="T21">UINT</text:span><text:span text:style-name="T19"><text:tab/></text:span><text:span text:style-name="T21"><text:tab/></text:span><text:span text:style-name="T19">;снятие блокировки прерываний.</text:span></text:p>
            </text:list-item>
          </text:list>
        </text:list-item>
      </text:list>
      <text:list xml:id="list3761588922984596003" text:style-name="WWNum24">
        <text:list-item>
          <text:list>
            <text:list-item>
              <text:p text:style-name="P67"><text:span text:style-name="T21"><text:s/>CINT</text:span><text:span text:style-name="T19"><text:tab/><text:tab/>;очистка флагов прерываний.</text:span></text:p>
            </text:list-item>
          </text:list>
        </text:list-item>
      </text:list>
      <text:list xml:id="list6574456735255964257" text:style-name="WWNum23">
        <text:list-item>
          <text:list>
            <text:list-item>
              <text:p text:style-name="P68"><text:span text:style-name="T19"><text:s/></text:span><text:span text:style-name="T21">INT</text:span><text:span text:style-name="T19"> <text:tab/><text:tab/></text:span><text:span text:style-name="T21">imm</text:span><text:span text:style-name="T19"><text:tab/>;Выставление флага в регистре Прерываний.</text:span></text:p>
            </text:list-item>
          </text:list>
        </text:list-item>
      </text:list>
      <text:p text:style-name="P44"><text:span text:style-name="T19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21">MEMEX</text:span><text:span text:style-name="T19">).</text:span></text:p>
      <text:h text:style-name="P14" text:outline-level="2"><draw:frame draw:style-name="fr1" draw:name="Frame2" text:anchor-type="paragraph" svg:x="4.4492in" svg:y="0.2457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 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код</text:p>
          </table:table-cell>
          <table:table-cell table:style-name="Table2.A1" office:value-type="string">
            <text:p text:style-name="P6">суфикс</text:p>
          </table:table-cell>
          <table:table-cell table:style-name="Table2.A1" office:value-type="string">
            <text:p text:style-name="P6">описание</text:p>
          </table:table-cell>
          <table:table-cell table:style-name="Table2.A1" office:value-type="string">
            <text:p text:style-name="P6">флаги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0</text:span></text:p>
          </table:table-cell>
          <table:table-cell table:style-name="Table2.A1" office:value-type="string">
            <text:p text:style-name="P7">EQ</text:p>
          </table:table-cell>
          <table:table-cell table:style-name="Table2.A1" office:value-type="string">
            <text:p text:style-name="P7">==</text:p>
          </table:table-cell>
          <table:table-cell table:style-name="Table2.A1" office:value-type="string">
            <text:p text:style-name="P7">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1</text:span></text:p>
          </table:table-cell>
          <table:table-cell table:style-name="Table2.A1" office:value-type="string">
            <text:p text:style-name="P7">NE</text:p>
          </table:table-cell>
          <table:table-cell table:style-name="Table2.A1" office:value-type="string">
            <text:p text:style-name="P7">!=</text:p>
          </table:table-cell>
          <table:table-cell table:style-name="Table2.A1" office:value-type="string">
            <text:p text:style-name="P7">!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0</text:span></text:p>
          </table:table-cell>
          <table:table-cell table:style-name="Table2.A1" office:value-type="string">
            <text:p text:style-name="P7">CS/HL</text:p>
          </table:table-cell>
          <table:table-cell table:style-name="Table2.A1" office:value-type="string">
            <text:p text:style-name="P5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6">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1</text:span></text:p>
          </table:table-cell>
          <table:table-cell table:style-name="Table2.A1" office:value-type="string">
            <text:p text:style-name="P7">CC/LO</text:p>
          </table:table-cell>
          <table:table-cell table:style-name="Table2.A1" office:value-type="string">
            <text:p text:style-name="P5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6">!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0</text:span></text:p>
          </table:table-cell>
          <table:table-cell table:style-name="Table2.A1" office:value-type="string">
            <text:p text:style-name="P7">MI</text:p>
          </table:table-cell>
          <table:table-cell table:style-name="Table2.A1" office:value-type="string">
            <text:p text:style-name="P7">&lt; 0</text:p>
          </table:table-cell>
          <table:table-cell table:style-name="Table2.A1" office:value-type="string">
            <text:p text:style-name="P7">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1</text:span></text:p>
          </table:table-cell>
          <table:table-cell table:style-name="Table2.A1" office:value-type="string">
            <text:p text:style-name="P7">PL</text:p>
          </table:table-cell>
          <table:table-cell table:style-name="Table2.A1" office:value-type="string">
            <text:p text:style-name="P7">&gt;= 0</text:p>
          </table:table-cell>
          <table:table-cell table:style-name="Table2.A1" office:value-type="string">
            <text:p text:style-name="P7">!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011<text:span text:style-name="T5">1</text:span></text:p>
          </table:table-cell>
          <table:table-cell table:style-name="Table2.A1" office:value-type="string">
            <text:p text:style-name="P7">VS</text:p>
          </table:table-cell>
          <table:table-cell table:style-name="Table2.A1" office:value-type="string">
            <text:p text:style-name="P6">Переполнение</text:p>
          </table:table-cell>
          <table:table-cell table:style-name="Table2.A1" office:value-type="string">
            <text:p text:style-name="P7">V</text:p>
          </table:table-cell>
        </table:table-row>
        <table:table-row table:style-name="Table2.1">
          <table:table-cell table:style-name="Table2.A1" office:value-type="string">
            <text:p text:style-name="P7">X1000</text:p>
          </table:table-cell>
          <table:table-cell table:style-name="Table2.A1" office:value-type="string">
            <text:p text:style-name="P7">V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!V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100<text:span text:style-name="T5">1</text:span></text:p>
          </table:table-cell>
          <table:table-cell table:style-name="Table2.A1" office:value-type="string">
            <text:p text:style-name="P7">HI</text:p>
          </table:table-cell>
          <table:table-cell table:style-name="Table2.A1" office:value-type="string">
            <text:p text:style-name="P5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7">!Z and C</text:p>
          </table:table-cell>
        </table:table-row>
        <table:table-row table:style-name="Table2.1">
          <table:table-cell table:style-name="Table2.A1" office:value-type="string">
            <text:p text:style-name="P7">X1010</text:p>
          </table:table-cell>
          <table:table-cell table:style-name="Table2.A1" office:value-type="string">
            <text:p text:style-name="P7">LS</text:p>
          </table:table-cell>
          <table:table-cell table:style-name="Table2.A1" office:value-type="string">
            <text:p text:style-name="P5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7">Z or !C</text:p>
          </table:table-cell>
        </table:table-row>
        <text:soft-page-break/>
        <table:table-row table:style-name="Table2.1">
          <table:table-cell table:style-name="Table2.A1" office:value-type="string">
            <text:p text:style-name="P7">X1011</text:p>
          </table:table-cell>
          <table:table-cell table:style-name="Table2.A1" office:value-type="string">
            <text:p text:style-name="P7">GE</text:p>
          </table:table-cell>
          <table:table-cell table:style-name="Table2.A1" office:value-type="string">
            <text:p text:style-name="P5"><text:span text:style-name="T5">&gt;= (</text:span>знаковое<text:span text:style-name="T5">)</text:span></text:p>
          </table:table-cell>
          <table:table-cell table:style-name="Table2.A1" office:value-type="string">
            <text:p text:style-name="P7">!(N xor V)</text:p>
          </table:table-cell>
        </table:table-row>
        <table:table-row table:style-name="Table2.1">
          <table:table-cell table:style-name="Table2.A1" office:value-type="string">
            <text:p text:style-name="P7">X1100</text:p>
          </table:table-cell>
          <table:table-cell table:style-name="Table2.A1" office:value-type="string">
            <text:p text:style-name="P7">LT</text:p>
          </table:table-cell>
          <table:table-cell table:style-name="Table2.A1" office:value-type="string">
            <text:p text:style-name="P5"><text:span text:style-name="T5">&lt; (</text:span>знаковое<text:span text:style-name="T5">)</text:span></text:p>
          </table:table-cell>
          <table:table-cell table:style-name="Table2.A1" office:value-type="string">
            <text:p text:style-name="P7">N xor V</text:p>
          </table:table-cell>
        </table:table-row>
        <table:table-row table:style-name="Table2.1">
          <table:table-cell table:style-name="Table2.A1" office:value-type="string">
            <text:p text:style-name="P7">X1101</text:p>
          </table:table-cell>
          <table:table-cell table:style-name="Table2.A1" office:value-type="string">
            <text:p text:style-name="P7">GT</text:p>
          </table:table-cell>
          <table:table-cell table:style-name="Table2.A1" office:value-type="string">
            <text:p text:style-name="P5"><text:span text:style-name="T5">&gt; (</text:span>знаковое<text:span text:style-name="T5">)</text:span></text:p>
          </table:table-cell>
          <table:table-cell table:style-name="Table2.A1" office:value-type="string">
            <text:p text:style-name="P7">!Z and !(N xor V)</text:p>
          </table:table-cell>
        </table:table-row>
        <table:table-row table:style-name="Table2.1">
          <table:table-cell table:style-name="Table2.A1" office:value-type="string">
            <text:p text:style-name="P7">X1110</text:p>
          </table:table-cell>
          <table:table-cell table:style-name="Table2.A1" office:value-type="string">
            <text:p text:style-name="P7">LE</text:p>
          </table:table-cell>
          <table:table-cell table:style-name="Table2.A1" office:value-type="string">
            <text:p text:style-name="P5"><text:span text:style-name="T5">&lt;= (</text:span>знаковое<text:span text:style-name="T5">)</text:span></text:p>
          </table:table-cell>
          <table:table-cell table:style-name="Table2.A1" office:value-type="string">
            <text:p text:style-name="P7">Z or (N xor V)</text:p>
          </table:table-cell>
        </table:table-row>
        <table:table-row table:style-name="Table2.1">
          <table:table-cell table:style-name="Table2.A1" office:value-type="string">
            <text:p text:style-name="P7">1111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gnore</text:p>
          </table:table-cell>
        </table:table-row>
      </table:table>
      <text:p text:style-name="P38"/>
      <text:p text:style-name="P30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Если первый бит поля cond – условие <text:tab/>исполнения на Master-ядре.</text:p>
      <text:h text:style-name="P59" text:outline-level="3">ALU</text:h>
      <text:list xml:id="list3498954880407887865" text:style-name="WWNum29">
        <text:list-item>
          <text:p text:style-name="P69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69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69"><text:span text:style-name="T18">[7:10] – </text:span><text:span text:style-name="T20">opcode</text:span><text:span text:style-name="T18"> код операции.</text:span></text:p>
        </text:list-item>
        <text:list-item>
          <text:p text:style-name="P69"><text:span text:style-name="T18">[11] <text:s/></text:span><text:span text:style-name="T20">I</text:span><text:span text:style-name="T18"> – определение типа третьего операнда.</text:span><text:span text:style-name="T18">(1-imm)</text:span></text:p>
        </text:list-item>
        <text:list-item>
          <text:p text:style-name="P82">[12] – (1-влияет )влияние на флаговый регистр</text:p>
        </text:list-item>
        <text:list-item>
          <text:p text:style-name="P69"><text:span text:style-name="T18">[13:17] – </text:span><text:span text:style-name="T20">func</text:span><text:span text:style-name="T18"> – тип операции (Таблица </text:span><text:span text:style-name="T20">3</text:span><text:span text:style-name="T18">)</text:span></text:p>
        </text:list-item>
        <text:list-item>
          <text:p text:style-name="P87">[19:24] – Rn</text:p>
        </text:list-item>
        <text:list-item>
          <text:p text:style-name="P87">[25:30] – Rd</text:p>
        </text:list-item>
      </text:list>
      <text:p text:style-name="P17"><text:span text:style-name="T18">Если</text:span><text:span text:style-name="T20"> I = 0:</text:span></text:p>
      <text:list xml:id="list1021236544" text:continue-numbering="true" text:style-name="WWNum29">
        <text:list-item>
          <text:p text:style-name="P87">[31:36] –Rm/Rm1 </text:p>
        </text:list-item>
        <text:list-item>
          <text:p text:style-name="P87">[37:42] –Ra/Rm2</text:p>
        </text:list-item>
        <text:list-item>
          <text:p text:style-name="P69"><text:span text:style-name="T18">[43:58] – </text:span><text:span text:style-name="T20">imm</text:span><text:span text:style-name="T18">16 или только половина: </text:span><text:span text:style-name="T20">imm</text:span><text:span text:style-name="T18">8(в зависимости от инструкции)</text:span></text:p>
        </text:list-item>
      </text:list>
      <text:p text:style-name="P17"><text:span text:style-name="T18">Если </text:span><text:span text:style-name="T20">I</text:span><text:span text:style-name="T18"> = 1:</text:span></text:p>
      <text:list xml:id="list1293039122" text:continue-numbering="true" text:style-name="WWNum29">
        <text:list-item>
          <text:p text:style-name="P69"><text:span text:style-name="T18">[31:6</text:span><text:span text:style-name="T18">2</text:span><text:span text:style-name="T18">] – </text:span><text:span text:style-name="T20">imm</text:span><text:span text:style-name="T18">32</text:span></text:p>
        </text:list-item>
        <text:list-item>
          <text:p text:style-name="P82">[63] - резерв</text:p>
        </text:list-item>
      </text:list>
      <text:h text:style-name="P59" text:outline-level="3">MUL</text:h>
      <text:list xml:id="list4544660279668122356" text:style-name="WWNum30">
        <text:list-item>
          <text:p text:style-name="P70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0"><text:soft-page-break/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0"><text:span text:style-name="T18">[7:10]<text:tab/> – </text:span><text:span text:style-name="T20">opcode</text:span><text:span text:style-name="T18"> код операции.</text:span></text:p>
        </text:list-item>
        <text:list-item>
          <text:p text:style-name="P83">[11]<text:tab/>– тип операции (Умножение 0 / умножение с накоплением 1) A(accumulation)</text:p>
        </text:list-item>
        <text:list-item>
          <text:p text:style-name="P70"><text:span text:style-name="T18">[12] <text:tab/>– тип третьего операнда </text:span><text:span text:style-name="T18">(1 - imm)</text:span><text:span text:style-name="T18">(</text:span><text:span text:style-name="T20">opcode</text:span><text:span text:style-name="T18"> = </text:span><text:span text:style-name="T20">MUL</text:span><text:span text:style-name="T18">) или знак (</text:span><text:span text:style-name="T20">opcode</text:span><text:span text:style-name="T18"> = </text:span><text:span text:style-name="T20">wMUL</text:span><text:span text:style-name="T18">)</text:span><text:span text:style-name="T18">1 - „-“</text:span></text:p>
        </text:list-item>
        <text:list-item>
          <text:p text:style-name="P70"><text:span text:style-name="T18">[13:18] – </text:span><text:span text:style-name="T20">Ra</text:span></text:p>
        </text:list-item>
        <text:list-item>
          <text:p text:style-name="P70"><text:span text:style-name="T18">[19:24] – </text:span><text:span text:style-name="T20">Rn</text:span></text:p>
        </text:list-item>
        <text:list-item>
          <text:p text:style-name="P70"><text:span text:style-name="T18">[25:30] – </text:span><text:span text:style-name="T20">Rd</text:span></text:p>
        </text:list-item>
        <text:list-item>
          <text:p text:style-name="P70"><text:span text:style-name="T18">[31:36] –</text:span><text:span text:style-name="T20">Rm</text:span></text:p>
        </text:list-item>
      </text:list>
      <text:p text:style-name="P16">Если предполагается наличие непосредственного значения:</text:p>
      <text:list xml:id="list1781250399" text:continue-numbering="true" text:style-name="WWNum30">
        <text:list-item>
          <text:p text:style-name="P70"><text:span text:style-name="T18">[31:62] – </text:span><text:span text:style-name="T20">imm</text:span><text:span text:style-name="T18">32.</text:span></text:p>
        </text:list-item>
        <text:list-item>
          <text:p text:style-name="P83">[63] – резерв</text:p>
        </text:list-item>
      </text:list>
      <text:p text:style-name="P21">Замечание.</text:p>
      <text:p text:style-name="P42"><text:span text:style-name="T18">Коды инструкции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: Поле </text:span><text:span text:style-name="T20">opcode</text:span><text:span text:style-name="T18"> = </text:span><text:span text:style-name="T20">MUL</text:span><text:span text:style-name="T18">, [11] = 1, [12] = 0 [13] = 1.</text:span></text:p>
      <text:p text:style-name="P42"><text:span text:style-name="T18">Инструкции, </text:span><text:span text:style-name="T20">MUL</text:span><text:span text:style-name="T18"> </text:span><text:span text:style-name="T20">Rd</text:span><text:span text:style-name="T18">, </text:span><text:span text:style-name="T20">Rn</text:span><text:span text:style-name="T18">, </text:span><text:span text:style-name="T20">imm</text:span><text:span text:style-name="T18">32. Поле </text:span><text:span text:style-name="T20">opcode</text:span><text:span text:style-name="T18"> = </text:span><text:span text:style-name="T20">MUL</text:span><text:span text:style-name="T18">, [11] = 1, [12] = 1 <text:s text:c="4"/>[13] = 0. </text:span></text:p>
      <text:p text:style-name="P42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18">А, например инструкция </text:span><text:span text:style-name="T21">SMULL</text:span><text:span text:style-name="T19"> 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a</text:span><text:span text:style-name="T18"> Поле </text:span><text:span text:style-name="T20">opcode</text:span><text:span text:style-name="T18"> = </text:span><text:span text:style-name="T20">wMUL</text:span><text:span text:style-name="T18">, [11] = 1, [12] = 1, [13] = 0. Для </text:span><text:span text:style-name="T20">UMULL</text:span><text:span text:style-name="T18"> [12] = 0</text:span></text:p>
      <text:p text:style-name="P28">Умножение всегда влияет на регистр флагов.</text:p>
      <text:h text:style-name="P60" text:outline-level="3"><text:s/>Команды доступа в память</text:h>
      <text:list xml:id="list4756207130925807569" text:style-name="WWNum27">
        <text:list-item>
          <text:p text:style-name="P71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1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1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18">[7:10] – </text:span><text:span text:style-name="T20">opcode</text:span><text:span text:style-name="T18"> код операции.</text:span></text:p>
        </text:list-item>
        <text:list-item>
          <text:p text:style-name="P71"><text:span text:style-name="T18">[11] – тип операции (</text:span><text:span text:style-name="T18">0 — </text:span><text:span text:style-name="T20">store</text:span><text:span text:style-name="T18">/ </text:span><text:span text:style-name="T18">1 - </text:span><text:span text:style-name="T20">load</text:span><text:span text:style-name="T18">)</text:span></text:p>
        </text:list-item>
        <text:list-item>
          <text:p text:style-name="P84">[12:13] – размер операндов(64/32/16/8 бит)</text:p>
        </text:list-item>
        <text:list-item>
          <text:p text:style-name="P88">[14:18] - Scale</text:p>
        </text:list-item>
        <text:list-item>
          <text:p text:style-name="P71"><text:span text:style-name="T18">[19:24] – </text:span><text:span text:style-name="T20">Rn</text:span></text:p>
        </text:list-item>
        <text:list-item>
          <text:p text:style-name="P71"><text:span text:style-name="T18">[25:30] – </text:span><text:span text:style-name="T20">Rd</text:span></text:p>
        </text:list-item>
        <text:list-item>
          <text:p text:style-name="P71"><text:soft-page-break/><text:span text:style-name="T18">[3</text:span><text:span text:style-name="T20">1</text:span><text:span text:style-name="T18">:6</text:span><text:span text:style-name="T20">2</text:span><text:span text:style-name="T18">] –</text:span><text:span text:style-name="T20"> offset</text:span><text:span text:style-name="T18"> </text:span><text:span text:style-name="T20">(imm</text:span><text:span text:style-name="T18">32</text:span><text:span text:style-name="T20">) </text:span><text:span text:style-name="T18">.</text:span></text:p>
        </text:list-item>
      </text:list>
      <text:h text:style-name="P60" text:outline-level="3">Команды перехода.</text:h>
      <text:list xml:id="list3028161173674084985" text:style-name="WWNum28">
        <text:list-item>
          <text:p text:style-name="P72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2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2"><text:span text:style-name="T18">[7:10] – </text:span><text:span text:style-name="T20">opcode</text:span><text:span text:style-name="T18"> код операции.</text:span></text:p>
        </text:list-item>
        <text:list-item>
          <text:p text:style-name="P72"><text:span text:style-name="T18">[11:14] – тип операции (Таблица </text:span><text:span text:style-name="T20">4</text:span><text:span text:style-name="T18">)</text:span></text:p>
        </text:list-item>
        <text:list-item>
          <text:p text:style-name="P72"><text:span text:style-name="T18">[19:24] – </text:span><text:span text:style-name="T20">R</text:span></text:p>
        </text:list-item>
      </text:list>
      <text:p text:style-name="P16"><draw:frame draw:style-name="fr1" draw:name="Frame5" text:anchor-type="paragraph" svg:x="4.9634in" svg:y="-0.002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Либо, в зависимости от типа операции:</text:p>
      <text:list xml:id="list1613167751" text:continue-numbering="true" text:style-name="WWNum28">
        <text:list-item>
          <text:p text:style-name="P72"><text:span text:style-name="T18">[15:62] – </text:span><text:span text:style-name="T20">imm</text:span><text:span text:style-name="T18">48</text:span></text:p>
        </text:list-item>
      </text:list>
      <text:h text:style-name="P60" text:outline-level="3">Системные инструкции</text:h>
      <text:list xml:id="list589098620" text:continue-numbering="true" text:style-name="WWNum28">
        <text:list-item>
          <text:p text:style-name="P72"><text:span text:style-name="T20">[0:</text:span><text:span text:style-name="T18">1</text:span><text:span text:style-name="T20">] </text:span><text:span text:style-name="T18">– привилегии</text:span></text:p>
        </text:list-item>
        <text:list-item>
          <text:p text:style-name="P72"><text:span text:style-name="T20">[2:6] </text:span><text:span text:style-name="T18">– </text:span><text:span text:style-name="T20">cond</text:span><text:span text:style-name="T18"> код условия</text:span></text:p>
        </text:list-item>
        <text:list-item>
          <text:p text:style-name="P72"><text:span text:style-name="T18">[7:10] – </text:span><text:span text:style-name="T20">opcode</text:span><text:span text:style-name="T18"> код операции.</text:span></text:p>
        </text:list-item>
        <text:list-item>
          <text:p text:style-name="P72"><text:span text:style-name="T18">[11:14] – тип операции (Таблица </text:span><text:span text:style-name="T20">5</text:span><text:span text:style-name="T18">)</text:span></text:p>
        </text:list-item>
        <text:list-item>
          <text:p text:style-name="P85">[15:18] – xxxxxxxx</text:p>
        </text:list-item>
        <text:list-item>
          <text:p text:style-name="P72"><text:span text:style-name="T18">[19:24] – </text:span><text:span text:style-name="T20">Rn</text:span></text:p>
        </text:list-item>
        <text:list-item>
          <text:p text:style-name="P72"><text:span text:style-name="T18">[25:30] – </text:span><text:span text:style-name="T20">Rd</text:span></text:p>
        </text:list-item>
        <text:list-item>
          <text:p text:style-name="P72"><text:span text:style-name="T18">[31] </text:span><text:span text:style-name="T20">I</text:span><text:span text:style-name="T18"> – <text:s/>тип операнда</text:span></text:p>
        </text:list-item>
        <text:list-item>
          <text:p text:style-name="P72"><text:span text:style-name="T20">[32:37] </text:span><text:span text:style-name="T18">–номер прерывания/номер порта</text:span></text:p>
        </text:list-item>
      </text:list>
      <text:p text:style-name="P22"><text:span text:style-name="T18">Архитектура набора команд базируется на </text:span><text:span text:style-name="T20">ARM</text:span><text:span text:style-name="T18">. Например формат поля </text:span><text:span text:style-name="T20">cond</text:span><text:span text:style-name="T18"> взят с </text:span><text:span text:style-name="T20">ARM</text:span><text:span text:style-name="T18">. </text:span></text:p>
      <text:p text:style-name="P21">На таблице 6, показан формат поля привилегий.</text:p>
      <text:p text:style-name="P20"><text:s/>Замечание по поводу привилегий. Все инструкции из обработчиков исключений должны иметь префикс 01, например EIHADD R2, R5, R54</text:p>
      <text:h text:style-name="P13" text:outline-level="2"/>
      <text:h text:style-name="P13" text:outline-level="2">Исключения.</text:h>
      <text:p text:style-name="P45"><text:span text:style-name="T19">Если команда вызвала исключение то устанавливается соответствующий этому исключению бит в регистре </text:span><text:span text:style-name="T21">INR</text:span><text:span text:style-name="T19">.</text:span></text:p>
      <text:p text:style-name="P17"><text:soft-page-break/><text:span text:style-name="T21">MEMEX</text:span><text:span text:style-name="T19"> – исключение защиты памяти. </text:span><text:span text:style-name="T21">N</text:span><text:span text:style-name="T19"> = 1(номер бита в регистре </text:span><text:span text:style-name="T21">INR</text:span><text:span text:style-name="T19">).</text:span></text:p>
      <text:p text:style-name="P17"><text:span text:style-name="T21">OPEX</text:span><text:span text:style-name="T19"> – исключение неверного опкода команды. </text:span><text:span text:style-name="T21">N</text:span><text:span text:style-name="T19"> = 10.</text:span></text:p>
      <text:p text:style-name="P15">ILLEGALPORT <text:s/>- попытка записи/чтения в/из недоступный порт. N = 30</text:p>
      <text:h text:style-name="P13" text:outline-level="2">Обработка исключительных ситуация и прерываний.</text:h>
      <text:p text:style-name="P11"><text:tab/></text:p>
      <text:p text:style-name="P46"><text:span text:style-name="T19">Адреса обработчиков прерываний выровнены на 8 байт, и их ненулевая часть хранится хранятся в регистрах </text:span><text:span text:style-name="T21">IAD</text:span><text:span text:style-name="T19">0 – </text:span><text:span text:style-name="T21">IAD</text:span><text:span text:style-name="T19">63.</text:span></text:p>
      <text:p text:style-name="P47"><text:span text:style-name="T19">Флаги в регистре </text:span><text:span text:style-name="T21">INR</text:span><text:span text:style-name="T19"> могут изменяться либо явно (</text:span><text:span text:style-name="T21">INT</text:span><text:span text:style-name="T19">), либо в результате исключений. После того как инструкция </text:span><text:span text:style-name="T21">INT</text:span><text:span text:style-name="T19"> установила флаг прерывания, следующая команда берется по адресу, соответствующего обработчика.</text:span></text:p>
      <text:p text:style-name="P12"/>
      <text:h text:style-name="P10" text:outline-level="1">Микроархитектура вычислительного ядра.</text:h>
      <text:p text:style-name="P11"/>
      <text:h text:style-name="P10" text:outline-level="1">Модель взаимодействия ядер между собой и памятью.</text:h>
      <text:p text:style-name="P11"/>
      <text:p text:style-name="P48">Каждое ядро имеет 4 порта ввода и 4 порта вывода, для взаимодействия с соседними ядрами.</text:p>
      <text:p text:style-name="P48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9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8" text:outline-level="1"><text:span text:style-name="T17">Разработка и верификация </text:span><text:span text:style-name="T6">Verilog</text:span><text:span text:style-name="T17">-модели</text:span></text:h>
      <text:p text:style-name="P20"/>
      <text:p text:style-name="P20"><text:tab/>Для верификации должна быть использована программная модель вычислительного ядра. Предполагается ее написание на ЯП С++.</text:p>
      <text:p text:style-name="P20"/>
      <text:p text:style-name="P61"><text:span text:style-name="T19">/*</text:span><text:span text:style-name="T24">Дневник разработки</text:span></text:p>
      <text:p text:style-name="P34"><text:span text:style-name="T3"><text:tab/></text:span><text:span text:style-name="T10">01.11.2020 – начало разработки </text:span><text:span text:style-name="T12">ISA</text:span><text:span text:style-name="T10">.</text:span></text:p>
      <text:p text:style-name="P41"><text:span text:style-name="T10">02.11.2020 – </text:span><text:span text:style-name="T10">п</text:span><text:span text:style-name="T10">ервая версия </text:span><text:span text:style-name="T12">ISA</text:span><text:span text:style-name="T10">, а так-же черновой вариант машинного <text:s/>представления команд.</text:span></text:p>
      <text:p text:style-name="P41"><text:span text:style-name="T10"><text:tab/>Текущие вопросы</text:span><text:span text:style-name="T12">: </text:span></text:p>
      <text:list xml:id="list4074037360810431703" text:style-name="WWNum20">
        <text:list-item>
          <text:p text:style-name="P73"><text:span text:style-name="T10">Реализовывать ли в первой версии архитектуры инструкции умножения, и если да то как? Конверезировать </text:span><text:span text:style-name="T12">ALU</text:span><text:span text:style-name="T10">, или сделать умножение за один такт?</text:span></text:p>
        </text:list-item>
        <text:list-item>
          <text:p text:style-name="P90">Достаточно ли инструкций для межъядерного взаимодействия?(04.11.2020 Пока достаточно.)</text:p>
        </text:list-item>
      </text:list>
      <text:p text:style-name="P32"><text:tab/>Планы на 03.11.2020 – завершить разработку машинного языка.</text:p>
      <text:p text:style-name="P32"><text:tab/>03.11.2020 </text:p>
      <text:p text:style-name="P36">1) Машинный язык построен.</text:p>
      <text:p text:style-name="P36">2) Написан тестовый вариант умножителя (Алгоритм Бута).</text:p>
      <text:p text:style-name="P36">3) Начало проектирования однотактного варианта микроархитектуры.</text:p>
      <text:p text:style-name="P36">Вопрос межъядерного взаимодействия не обдумывался.</text:p>
      <text:p text:style-name="P40">Планы на 04.11.2020 </text:p>
      <text:list xml:id="list8184545473520207825" text:style-name="WWNum21">
        <text:list-item>
          <text:p text:style-name="P74"><text:span text:style-name="T10">Проанализировать умножитель на возможность конвееризации, провести моделирование в </text:span><text:span text:style-name="T12">Quartus</text:span><text:span text:style-name="T10">.</text:span></text:p>
        </text:list-item>
        <text:list-item>
          <text:p text:style-name="P74"><text:span text:style-name="T10">На основании анализа Умножителя, доработать и начать реализацию на </text:span><text:span text:style-name="T12">Verilog</text:span><text:span text:style-name="T10"> однотактной микроархитектуры.</text:span></text:p>
        </text:list-item>
        <text:list-item>
          <text:p text:style-name="P74"><text:span text:style-name="T10">Если будет свободное время, подумать над архитектурой эмулятора. (на </text:span><text:span text:style-name="T12">C</text:span><text:span text:style-name="T10">++)</text:span></text:p>
        </text:list-item>
      </text:list>
      <text:p text:style-name="P40">04.11.2020</text:p>
      <text:p text:style-name="P51"><text:span text:style-name="T10">Возникли проблемы с </text:span><text:span text:style-name="T12">Quartus</text:span><text:span text:style-name="T10">. Решение проблем отложу до стадии структурной реализации </text:span><text:span text:style-name="T12">Verilog</text:span><text:span text:style-name="T10">-кода.</text:span></text:p>
      <text:p text:style-name="P50">Умножение, скорее всего, сделаю за один такт, либо вообще, в первых версиях его не будет.</text:p>
      <text:p text:style-name="P52"><text:span text:style-name="T10">Сделан набросок программы – эмулятора (</text:span><text:span text:style-name="T12">SMPemulator</text:span><text:span text:style-name="T10">). Реализация ОО подходом. Разработка ведется в </text:span><text:span text:style-name="T12">IDE</text:span><text:span text:style-name="T10"> </text:span><text:span text:style-name="T12">Visual</text:span><text:span text:style-name="T10"> </text:span><text:span text:style-name="T12">Studio</text:span><text:span text:style-name="T10"> 2017.</text:span></text:p>
      <text:p text:style-name="P41"><text:soft-page-break/><text:span text:style-name="T10">К </text:span><text:span text:style-name="T12">Veriolog –</text:span><text:span text:style-name="T10">реализации</text:span><text:span text:style-name="T12">:</text:span></text:p>
      <text:p text:style-name="P52"><text:span text:style-name="T10">Сначала сделаю поведенческое описание(</text:span><text:span text:style-name="T12">behavior</text:span><text:span text:style-name="T10">). Тестирование будет проходить в программе </text:span><text:span text:style-name="T1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12">FPGA</text:span><text:span text:style-name="T10">.</text:span></text:p>
      <text:p text:style-name="P52"><text:span text:style-name="T10">На текущем этапе средства САПР </text:span><text:span text:style-name="T12">Quartus</text:span><text:span text:style-name="T10"> использовать только для просмотра </text:span><text:span text:style-name="T1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40">Планы на 05.11.2020 </text:p>
      <text:p text:style-name="P53">То, что не сделано 04.11.2020.</text:p>
      <text:p text:style-name="P40">05.11.2020</text:p>
      <text:p text:style-name="P53">Продолжена разработка эмулятора. Все пояснения, написаны в коде.</text:p>
      <text:p text:style-name="P40">Планы на 06.11.2020:</text:p>
      <text:p text:style-name="P51"><text:span text:style-name="T10">Хрошенько подумать на архитектурой эмулятора. И Архитектурой однотактового </text:span><text:span text:style-name="T12">SMP</text:span><text:span text:style-name="T10">.</text:span></text:p>
      <text:p text:style-name="P40">06.11.2020</text:p>
      <text:p text:style-name="P55">Сегодня проектировал эмулятор, его архитектура, в принципе готова.</text:p>
      <text:p text:style-name="P41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12">SMP</text:span><text:span text:style-name="T10">.</text:span></text:p>
      <text:p text:style-name="P54"><text:span text:style-name="T10">Замечено что код декодера инструкций можно “легко” переиспользовать для дизассембера </text:span><text:span text:style-name="T12">SMP</text:span><text:span text:style-name="T10">.</text:span></text:p>
      <text:p text:style-name="P54"><text:span text:style-name="T10">Замечена проблема с </text:span><text:span text:style-name="T1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3">Решение. Необходимо маскировать прерывания, когда происходит обработка исключения. </text:p>
      <text:p text:style-name="P40">Планы на 07.11.2020</text:p>
      <text:p text:style-name="P62"><text:soft-page-break/><text:span text:style-name="T10">Поосваивать что-нибудь по С++. </text:span><text:span text:style-name="T4">Важно не потратить весь день на это. </text:span></text:p>
      <text:p text:style-name="P27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12">SMP</text:span><text:span text:style-name="T10">. </text:span></text:p>
      <text:p text:style-name="P27"><text:span text:style-name="T10"><text:tab/>Вторая задача в приоретете, но и о </text:span><text:span text:style-name="T12">C</text:span><text:span text:style-name="T10">++ не забывать.</text:span></text:p>
      <text:p text:style-name="P27"><text:span text:style-name="T10"><text:tab/>Весь день на проект </text:span><text:span text:style-name="T12">SMP</text:span><text:span text:style-name="T10">, тратить не сильно хочу</text:span></text:p>
      <text:p text:style-name="P27"><text:span text:style-name="T10"><text:tab/>Замечание по поводу названия “</text:span><text:span text:style-name="T12">SMP</text:span><text:span text:style-name="T10">”, аббревиатура совпадает с <text:tab/><text:tab/><text:tab/>абервиатурой </text:span><text:span text:style-name="T12">SMP</text:span><text:span text:style-name="T10">: </text:span><text:span text:style-name="T12">Symmetric</text:span><text:span text:style-name="T10"> </text:span><text:span text:style-name="T12">Multiprocessor</text:span><text:span text:style-name="T10">. В дальнейшем название <text:tab/>будет <text:tab/>измененно.</text:span></text:p>
      <text:p text:style-name="P56">Теперь по поводу Конвеерезации умножения.</text:p>
      <text:p text:style-name="P57"><text:span text:style-name="T10"><text:tab/>Пока </text:span><text:span text:style-name="T12">behavior</text:span><text:span text:style-name="T10"> – </text:span><text:span text:style-name="T12">style</text:span><text:span text:style-name="T10">, включ</text:span><text:span text:style-name="T10">у</text:span><text:span text:style-name="T10"> умножение в стадию </text:span><text:span text:style-name="T12">Execute</text:span><text:span text:style-name="T10">.</text:span></text:p>
      <text:p text:style-name="P57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12">floating</text:span><text:span text:style-name="T10"> </text:span><text:span text:style-name="T12">point</text:span><text:span text:style-name="T10">).</text:span></text:p>
      <text:p text:style-name="P40">07.11.2020</text:p>
      <text:p text:style-name="P41"><text:span text:style-name="T12"><text:tab/></text:span><text:span text:style-name="T10">1) Исправлена неточность в </text:span><text:span text:style-name="T1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41"><text:span text:style-name="T10"><text:tab/>2) </text:span><text:span text:style-name="T1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12">ISA</text:span><text:span text:style-name="T10">.</text:span></text:p>
      <text:p text:style-name="P53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7"><text:span text:style-name="T10">Больше всего времени потрачено на 3й пункт, в связи с “приколами </text:span><text:span text:style-name="T12">C</text:span><text:span text:style-name="T10">++”.</text:span></text:p>
      <text:p text:style-name="P36"/>
      <text:p text:style-name="P22"><text:span text:style-name="T10">Планы на 0</text:span><text:span text:style-name="T12">8</text:span><text:span text:style-name="T10">.11.2020</text:span></text:p>
      <text:list xml:id="list7716554654798973586" text:style-name="WWNum26">
        <text:list-item>
          <text:p text:style-name="P91">Потрать не сильно много времени на Проект.</text:p>
        </text:list-item>
        <text:list-item>
          <text:p text:style-name="P75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11">ЖЕЛАТЕЛЬНО не изменять формат машинных инструкций.</text:span></text:p>
        </text:list-item>
      </text:list>
      <text:list xml:id="list1140644608" text:continue-list="list1328642616" text:style-name="WWNum19">
        <text:list-item>
          <text:p text:style-name="P97"><text:span text:style-name="T10">Предварительное решение</text:span><text:span text:style-name="T12">:</text:span></text:p>
        </text:list-item>
        <text:list-item>
          <text:p text:style-name="P98"><text:tab/>Записывать в код условия номер соответствующего флага в регистре флагов.</text:p>
        </text:list-item>
      </text:list>
      <text:p text:style-name="P22"><text:span text:style-name="T10"><text:tab/></text:span><text:span text:style-name="T11">Первый пункт в приоретете.</text:span></text:p>
      <text:p text:style-name="P19">08.11.2020</text:p>
      <text:p text:style-name="P41"><text:span text:style-name="T10">1) Решена проблема с кодированием условий исполнения. Немного изменена </text:span><text:span text:style-name="T12">ISA</text:span><text:span text:style-name="T10">.</text:span></text:p>
      <text:p text:style-name="P40">2) Доработана документация.</text:p>
      <text:p text:style-name="P22"><text:span text:style-name="T10">Планы на </text:span><text:span text:style-name="T12">09.11.2020</text:span></text:p>
      <text:list xml:id="list7486152258379551545" text:style-name="WWNum31">
        <text:list-item>
          <text:p text:style-name="P92">Уделить время эмулятору.</text:p>
        </text:list-item>
        <text:list-item>
          <text:p text:style-name="P76"><text:span text:style-name="T10">Проверить </text:span><text:span text:style-name="T12">ISA</text:span><text:span text:style-name="T10"> на предмет логических ошибок.</text:span></text:p>
        </text:list-item>
        <text:list-item>
          <text:p text:style-name="P76"><text:span text:style-name="T10">Возможно, начать писать </text:span><text:span text:style-name="T12">Verilog-</text:span><text:span text:style-name="T10">модель</text:span></text:p>
        </text:list-item>
      </text:list>
      <text:p text:style-name="P19">09.11.2020</text:p>
      <text:list xml:id="list750155322895627207" text:style-name="WWNum32">
        <text:list-item>
          <text:p text:style-name="P93">Немного доделывал Эмулятор.</text:p>
        </text:list-item>
      </text:list>
      <text:p text:style-name="P58">К концу недели, скорее всего закончу (работы осталось на пару вечеров + отладка).</text:p>
      <text:list xml:id="list287160825" text:continue-numbering="true" text:style-name="WWNum32">
        <text:list-item>
          <text:p text:style-name="P77"><text:span text:style-name="T10">В </text:span><text:span text:style-name="T12">ISA</text:span><text:span text:style-name="T10">, ошибок, пока не обнаружил.</text:span></text:p>
        </text:list-item>
      </text:list>
      <text:p text:style-name="P41"><text:span text:style-name="T25">Скорее всего, перейду к реализации </text:span><text:span text:style-name="T22">Verilog</text:span><text:span text:style-name="T25"> модели, когда закончу эмулятор.</text:span></text:p>
      <text:p text:style-name="P43"/>
      <text:p text:style-name="P23">11.11.2020</text:p>
      <text:p text:style-name="P27"><text:span text:style-name="T10"><text:tab/></text:span><text:span text:style-name="T10">1) </text:span><text:span text:style-name="T10">Осваивал теорию.(Архитектура, С++)</text:span></text:p>
      <text:p text:style-name="P27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7"><text:span text:style-name="T10"><text:tab/>3</text:span><text:span text:style-name="T10">) <text:s/>Исправлена пара ошибок в C++ коде.</text:span></text:p>
      <text:p text:style-name="P27"><text:span text:style-name="T10"><text:tab/>4</text:span><text:span text:style-name="T10">) Думаю про Суперскалярность.</text:span></text:p>
      <text:p text:style-name="P23">12.11.2020</text:p>
      <text:p text:style-name="P23"><text:soft-page-break/><text:tab/>Немного доделывал Эмулятор.</text:p>
      <text:p text:style-name="P23">13.11.2020</text:p>
      <text:p text:style-name="P23"><text:tab/>Писал Эмулятор.</text:p>
      <text:p text:style-name="P23"><text:tab/>Завтра, надеюсь сделаю что-то содержательное.</text:p>
      <text:p text:style-name="P23">14.11.2020 — 16.11.2020</text:p>
      <text:p text:style-name="P23"><text:tab/>Ничего содержательного не делал.</text:p>
      <text:p text:style-name="P23"><text:tab/>По Эмулятору, осталось много нудной работы. Нужно написать все ~50 <text:tab/><text:tab/>инструкций.</text:p>
      <text:p text:style-name="P23"><text:tab/>Осваивал теорию по Архитектуре.</text:p>
      <text:p text:style-name="P23">17.11.2020</text:p>
      <text:p text:style-name="P23"><text:tab/>Писал Эмулятор.</text:p>
      <text:p text:style-name="P23"><text:tab/>Надо освоить предачу оператора в функцию.(<text:span text:style-name="T14">Не понадобилось</text:span>)</text:p>
      <text:p text:style-name="P23"><text:tab/>Также осваивал теорию по Архитектуре.</text:p>
      <text:p text:style-name="P23">18.11.2020</text:p>
      <text:p text:style-name="P23"><text:tab/>Зодумался на счет Алгоритма Томасуло.</text:p>
      <text:p text:style-name="P23"><text:tab/>Эмулятор. Реалезованны команды ALU, кроме SIMD.</text:p>
      <text:p text:style-name="P23"><text:tab/>Завтра нужно отлаживать.</text:p>
      <text:p text:style-name="P23"><text:tab/>До того пока не будет отлажено текущее состояние Эмулятора, <text:tab/>прекратить расширение кода.</text:p>
      <text:p text:style-name="P23">25.11.2020</text:p>
      <text:p text:style-name="P23"><text:tab/>Начал осваивать Verilog PLI. (VPI)</text:p>
      <text:p text:style-name="P23"><text:tab/>Добавил все инструкции ALU включая SIMD, и MUL.</text:p>
      <text:p text:style-name="P23"><text:tab/>Отлаживал Эмулятор. Проблемы с Ассемблерными вставками.</text:p>
      <text:p text:style-name="P23"><text:tab/>Использовал AVX-512 инструкции.(В дальнейшем, надо-бы от них <text:tab/>отказаться, для переносимости.)</text:p>
      <text:p text:style-name="P23"><text:tab/>Попробовал компилятор g++, т.к c++ имеет проблемы с AVX <text:tab/>инструкциями, но g++, тоже, какую-то хрень пишет.</text:p>
      <text:p text:style-name="P23"><text:soft-page-break/>26.11.2020</text:p>
      <text:p text:style-name="P23"><text:tab/>Перешёл не Intel-синтаксис в ассемблерных вставках.</text:p>
      <text:p text:style-name="P23"><text:tab/>Исправил ассемблерные инструкции.</text:p>
      <text:p text:style-name="P23"><text:tab/>Также исправлены ошибки в инструкциях AND и ORR.</text:p>
      <text:p text:style-name="P23"><text:tab/>Пока не отлажу текущий код, следующие инструкции реализовывать не <text:tab/>буду.</text:p>
      <text:p text:style-name="P23">28.11.2020</text:p>
      <text:p text:style-name="P23"><text:tab/>Почти написал прообраз ассемблера на Python.</text:p>
      <text:p text:style-name="P23"><text:tab/>Реализованны команды ALU, MUL, MEM. Остальные сделаю <text:tab/>завтра(надеюсь).</text:p>
      <text:p text:style-name="P23"><text:tab/>Это позволит ускорить отладку эмулятора.</text:p>
      <text:p text:style-name="P23"><text:tab/>В дальнейшем, все равно надо будет написать ассемблер на С++. <text:s/>Python <text:tab/>нужен для портотипирования.</text:p>
      <text:p text:style-name="P23">29.11.2020</text:p>
      <text:p text:style-name="P23"><text:tab/>Закончил простой ассемблер, но он требует более детальной проверки.</text:p>
      <text:p text:style-name="P23"><text:tab/>Также уточнены форматы записа некоторых систеимных инструкций.</text:p>
      <text:p text:style-name="P23"><text:tab/>В эмуляторе исправлено определение условия выполнения инструкций.(Но <text:tab/><text:tab/>пока не оттестировонн Эмулятор.)</text:p>
      <text:p text:style-name="P23">02.12.2020</text:p>
      <text:p text:style-name="P23"><text:tab/>Начал писать тесты Эмулятора.</text:p>
      <text:p text:style-name="P23"><text:tab/>Нужно покрыть тестами все инструкции.</text:p>
      <text:p text:style-name="P23">04.12.2020</text:p>
      <text:p text:style-name="P23"><text:tab/>Исправил скрипт кодогенератора.</text:p>
      <text:p text:style-name="P23"><text:tab/>Исправил несколько комманд в Эмуляторе.</text:p>
      <text:p text:style-name="P23"><text:tab/>Начал осваивать vim.</text:p>
      <text:p text:style-name="P23">07.12.2020:</text:p>
      <text:p text:style-name="P23"><text:tab/> Добавил отладочный режим в Эмулятор.</text:p>
      <text:p text:style-name="P31"><text:tab/>Нужно уточнить порядок бит в регистрах, а также флаги уловий</text:p>
      <text:p text:style-name="P23">08.12.2020:</text:p>
      <text:p text:style-name="P23"><text:soft-page-break/><text:tab/> Исправил установку флагов в Эмуляторе.</text:p>
      <text:p text:style-name="P23"><text:tab/>В принципе, можно переходить к реализации команд доступа к памяти, <text:tab/><text:tab/><text:tab/>каманд перехода и системных команд.</text:p>
      <text:p text:style-name="P23">16.12.2020</text:p>
      <text:p text:style-name="P23"><text:tab/>Добавил команды работы с памятью.</text:p>
      <text:p text:style-name="P23"><text:tab/>Надо убедится в корректной работе „подсистемы памяти“.</text:p>
      <text:p text:style-name="P23"><text:tab/>Немного изменена ISA, теперь регист R0, имеет срого нулевое значение.</text:p>
      <text:p text:style-name="P23">25.01.2021</text:p>
      <text:p text:style-name="P23"><text:tab/>1)пред-Ассемблер на Python готов.</text:p>
      <text:p text:style-name="P23"><text:tab/>2)Исправленна проблема с проверкой системы.(Т.к при написании эмулятора <text:tab/>применялись <text:span text:style-name="T27">asm</text:span>-вставки AVX-512 интрукций, не все процессоры из семейства <text:tab/>x86-64, пригодны для запуска эмулятора)</text:p>
      <text:p text:style-name="P23"><text:tab/>Скорее всего машинно-зависимый код будет переписан. </text:p>
      <text:p text:style-name="P23"><text:tab/>В дальнейшем <text:tab/>планируется подготовка кода для запуска на ARM64 машинах <text:tab/>таких как Rasberi Pi4.</text:p>
      <text:p text:style-name="P23"><text:tab/>3)Утеряна версия документации на 31.12.2020</text:p>
      <text:p text:style-name="P23"><text:tab/><text:span text:style-name="T26">Нужно востановить.</text:span></text:p>
      <text:p text:style-name="P24"><text:tab/>Чтобы в дальнейшем такого не было, положу этот файл в репозиторий.</text:p>
      <text:p text:style-name="P24"><text:tab/>Кажется это связанно с блокирующими командами типа SYS.</text:p>
      <text:p text:style-name="P24">26.01.2021</text:p>
      <text:p text:style-name="P24"><text:tab/>Исправлена документация(7-й бит регитсра флагов используется для <text:tab/>маскирования прерываний.)</text:p>
      <text:p text:style-name="P24"><text:tab/>В эмулятор добавлена поддержка прерываний.</text:p>
      <text:p text:style-name="P24"><text:tab/>Исправлены ошибка счетчика команд.</text:p>
      <text:p text:style-name="P26"><text:tab/>Нужно иметь ввиду что адресация по 64 бита, т.е по 8 байт.</text:p>
      <text:p text:style-name="P25"><text:tab/>Исправлена ошибка с неправильным порядком байт в ассемблере.</text:p>
      <text:p text:style-name="P25"><text:tab/>Вроде все, осталась отладка эмулятора(нужно проверить команды записи в <text:tab/>память данных), и можно переходить к Verilog -у.</text:p>
      <text:p text:style-name="P25"><text:soft-page-break/>28.01.2021</text:p>
      <text:p text:style-name="P25"><text:tab/>Исправлена ошибка с некоректной кодогенерацией в Ассемблере.</text:p>
      <text:p text:style-name="P25"><text:tab/>Проверены команды чтения и записи в пямять данных.(проверенны для адресов <text:tab/>меньше 8КБт)</text:p>
      <text:p text:style-name="P25">31.01.2021</text:p>
      <text:p text:style-name="P25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25"><text:tab/>Добавлена возможность печать разную отладочную информацию, в зависимости <text:tab/>от текущей инструкции.</text:p>
      <text:p text:style-name="P29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2-08T23:23:17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8" meta:paragraph-count="533" meta:word-count="3107" meta:character-count="205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